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60pt" style:font-size-asian="60pt" style:font-size-complex="60pt"/>
    </style:style>
    <style:style style:name="P2" style:family="paragraph" style:parent-style-name="Standard">
      <style:text-properties fo:color="#000000" fo:font-size="44pt" style:font-size-asian="44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raphicsMagic</text:p>
      <text:p text:style-name="P1"/>
      <text:p text:style-name="P1">图像魔术师</text:p>
      <text:p text:style-name="P1"/>
      <text:p text:style-name="P2">Tu Xiang Mo Shu Sh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mi Prami</meta:initial-creator>
    <meta:creation-date>2010-11-19T08:52:09.79</meta:creation-date>
    <dc:date>2010-11-19T09:36:32.16</dc:date>
    <dc:creator>Tommi Prami</dc:creator>
    <meta:editing-duration>PT18M9S</meta:editing-duration>
    <meta:editing-cycles>2</meta:editing-cycles>
    <meta:generator>OpenOffice.org/3.3$Win32 OpenOffice.org_project/330m15$Build-9546</meta:generator>
    <meta:document-statistic meta:table-count="0" meta:image-count="0" meta:object-count="0" meta:page-count="1" meta:paragraph-count="3" meta:word-count="8" meta:character-count="37"/>
  </office:meta>
</office:document-meta>
</file>